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0.5pt" style:font-weight-asian="bold" style:font-size-complex="12pt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/>
    </style:style>
    <style:style style:name="gr5" style:family="graphic">
      <style:graphic-properties style:run-through="foreground"/>
    </style:style>
    <style:style style:name="gr6" style:family="graphic">
      <style:graphic-properties draw:textarea-horizontal-align="center" draw:textarea-vertical-align="middle" style:run-through="foreground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mdwörter</text:p>
      <text:p text:style-name="P3">1. Werkstoffe</text:p>
      <text:p text:style-name="P2"><draw:line text:anchor-type="paragraph" draw:z-index="6" draw:style-name="gr2" draw:text-style-name="P8" svg:x1="14.48cm" svg:y1="0.52cm" svg:x2="14.48cm" svg:y2="0.917cm"><text:p/></draw:line><draw:line text:anchor-type="paragraph" draw:z-index="5" draw:style-name="gr2" draw:text-style-name="P8" svg:x1="8.199cm" svg:y1="0.52cm" svg:x2="8.199cm" svg:y2="0.917cm"><text:p/></draw:line><draw:line text:anchor-type="paragraph" draw:z-index="4" draw:style-name="gr2" draw:text-style-name="P8" svg:x1="1.542cm" svg:y1="0.52cm" svg:x2="14.48cm" svg:y2="0.52cm"><text:p/></draw:line><draw:line text:anchor-type="paragraph" draw:z-index="3" draw:style-name="gr2" draw:text-style-name="P8" svg:x1="1.542cm" svg:y1="0.123cm" svg:x2="1.542cm" svg:y2="0.917cm"><text:p/></draw:line><draw:rect text:anchor-type="paragraph" draw:z-index="2" draw:style-name="gr1" draw:text-style-name="P8" svg:width="5.001cm" svg:height="0.5cm" svg:x="12.031cm" svg:y="1.155cm"><text:p text:style-name="P8">Nichtmetalle</text:p></draw:rect><draw:rect text:anchor-type="paragraph" draw:z-index="1" draw:style-name="gr1" draw:text-style-name="P8" svg:width="5.001cm" svg:height="0.5cm" svg:x="6.031cm" svg:y="1.155cm"><text:p text:style-name="P8">Verbrauchswerkstoffe</text:p></draw:rect><draw:rect text:anchor-type="paragraph" draw:z-index="0" draw:style-name="gr1" draw:text-style-name="P8" svg:width="5.001cm" svg:height="0.5cm" svg:x="0.03cm" svg:y="1.155cm"><text:p text:style-name="P8">Metalle</text:p></draw:rect></text:p>
      <text:p text:style-name="P2"/>
      <text:p text:style-name="P2"/>
      <text:p text:style-name="P2"><draw:g text:anchor-type="paragraph" draw:z-index="7" draw:style-name="gr3"><draw:rect draw:style-name="gr4" draw:text-style-name="P8" svg:width="2.5cm" svg:height="0.5cm" svg:x="13.426cm" svg:y="0.191cm"><text:p text:style-name="P8">anorganisch</text:p></draw:rect><draw:rect draw:style-name="gr4" draw:text-style-name="P8" svg:width="2.5cm" svg:height="0.5cm" svg:x="15.926cm" svg:y="0.191cm"><text:p text:style-name="P8">organisch</text:p></draw:rect><draw:rect draw:style-name="gr4" draw:text-style-name="P8" svg:width="2.001cm" svg:height="1.502cm" svg:x="11.426cm" svg:y="0.69cm"><text:p text:style-name="P8">natürlich</text:p></draw:rect><draw:rect draw:style-name="gr4" draw:text-style-name="P8" svg:width="2.001cm" svg:height="1.5cm" svg:x="11.426cm" svg:y="2.191cm"><text:p text:style-name="P8">künstlich</text:p></draw:rect><draw:rect draw:style-name="gr4" draw:text-style-name="P8" svg:width="2.5cm" svg:height="1.5cm" svg:x="13.426cm" svg:y="2.191cm"><text:p text:style-name="P8">- Keramik</text:p><text:p text:style-name="P8">- Beton</text:p><text:p text:style-name="P8">- Glas</text:p></draw:rect><draw:rect draw:style-name="gr4" draw:text-style-name="P8" svg:width="2.5cm" svg:height="1.502cm" svg:x="15.926cm" svg:y="0.69cm"><text:p text:style-name="P8">- Holz</text:p><text:p text:style-name="P8">- Erdöl, -gas</text:p><text:p text:style-name="P8">- Pflanzen</text:p></draw:rect><draw:rect draw:style-name="gr4" draw:text-style-name="P8" svg:width="2.5cm" svg:height="1.5cm" svg:x="15.926cm" svg:y="2.191cm"><text:p text:style-name="P8">- Papier</text:p><text:p text:style-name="P8">- Kunststoffe</text:p><text:p text:style-name="P8">- Fasern</text:p></draw:rect><draw:rect draw:style-name="gr4" draw:text-style-name="P8" svg:width="2.5cm" svg:height="1.5cm" svg:x="13.426cm" svg:y="0.692cm"><text:p text:style-name="P8">- Wasser</text:p><text:p text:style-name="P8">- Steine</text:p><text:p text:style-name="P8">- Luft</text:p></draw:rect><draw:g draw:style-name="gr5"><draw:rect draw:style-name="gr6" draw:text-style-name="P8" svg:width="2.001cm" svg:height="0.5cm" svg:x="11.426cm" svg:y="0.193cm"><text:p/></draw:rect><draw:line draw:style-name="gr6" draw:text-style-name="P8" svg:x1="11.426cm" svg:y1="0.191cm" svg:x2="13.426cm" svg:y2="0.69cm"><text:p/></draw:line></draw:g></draw:g><draw:line text:anchor-type="paragraph" draw:z-index="15" draw:style-name="gr2" draw:text-style-name="P8" svg:x1="1.515cm" svg:y1="0.409cm" svg:x2="1.515cm" svg:y2="0.912cm"><text:p/></draw:line></text:p>
      <text:p text:style-name="P2"><draw:rect text:anchor-type="paragraph" draw:z-index="27" draw:style-name="gr1" draw:text-style-name="P8" svg:width="2.5cm" svg:height="3.001cm" svg:x="8.49cm" svg:y="4.159cm"><text:p text:style-name="P8">- Kupfer</text:p><text:p text:style-name="P8">- Blei</text:p><text:p text:style-name="P8">- Zinn</text:p><text:p text:style-name="P8">- Zink</text:p><text:p text:style-name="P8">- Chrom</text:p></draw:rect><draw:rect text:anchor-type="paragraph" draw:z-index="26" draw:style-name="gr1" draw:text-style-name="P8" svg:width="2.5cm" svg:height="2.001cm" svg:x="5.65cm" svg:y="4.159cm"><text:p text:style-name="P8">- Aluminium</text:p><text:p text:style-name="P8">- Magnesium</text:p><text:p text:style-name="P8">- Titan</text:p></draw:rect><draw:line text:anchor-type="paragraph" draw:z-index="25" draw:style-name="gr2" draw:text-style-name="P8" svg:x1="8.262cm" svg:y1="2.966cm" svg:x2="8.262cm" svg:y2="1.378cm"><text:p/></draw:line><draw:line text:anchor-type="paragraph" draw:z-index="24" draw:style-name="gr2" draw:text-style-name="P8" svg:x1="7.627cm" svg:y1="2.965cm" svg:x2="8.839cm" svg:y2="2.965cm"><text:p/></draw:line><draw:line text:anchor-type="paragraph" draw:z-index="23" draw:style-name="gr2" draw:text-style-name="P8" svg:x1="8.839cm" svg:y1="3.415cm" svg:x2="8.839cm" svg:y2="2.965cm"><text:p/></draw:line><draw:line text:anchor-type="paragraph" draw:z-index="22" draw:style-name="gr2" draw:text-style-name="P8" svg:x1="7.627cm" svg:y1="3.415cm" svg:x2="7.627cm" svg:y2="2.965cm"><text:p/></draw:line><draw:line text:anchor-type="paragraph" draw:z-index="21" draw:style-name="gr2" draw:text-style-name="P8" svg:x1="5.236cm" svg:y1="2.066cm" svg:x2="0.907cm" svg:y2="2.066cm"><text:p/></draw:line><draw:line text:anchor-type="paragraph" draw:z-index="20" draw:style-name="gr2" draw:text-style-name="P8" svg:x1="5.235cm" svg:y1="2.436cm" svg:x2="5.235cm" svg:y2="2.066cm"><text:p/></draw:line><draw:line text:anchor-type="paragraph" draw:z-index="19" draw:style-name="gr2" draw:text-style-name="P8" svg:x1="3.235cm" svg:y1="2.436cm" svg:x2="3.235cm" svg:y2="2.066cm"><text:p/></draw:line><draw:line text:anchor-type="paragraph" draw:z-index="18" draw:style-name="gr2" draw:text-style-name="P8" svg:x1="0.907cm" svg:y1="1.378cm" svg:x2="0.907cm" svg:y2="2.41cm"><text:p/></draw:line><draw:line text:anchor-type="paragraph" draw:z-index="17" draw:style-name="gr2" draw:text-style-name="P8" svg:x1="8.103cm" svg:y1="0.134cm" svg:x2="1.515cm" svg:y2="0.134cm"><text:p/></draw:line><draw:line text:anchor-type="paragraph" draw:z-index="16" draw:style-name="gr2" draw:text-style-name="P8" svg:x1="8.103cm" svg:y1="0.134cm" svg:x2="8.103cm" svg:y2="0.446cm"><text:p/></draw:line><draw:rect text:anchor-type="paragraph" draw:z-index="14" draw:style-name="gr1" draw:text-style-name="P8" svg:width="2.5cm" svg:height="0.5cm" svg:x="8.493cm" svg:y="3.66cm"><text:p text:style-name="P8">Schwermetalle</text:p></draw:rect><draw:rect text:anchor-type="paragraph" draw:z-index="13" draw:style-name="gr1" draw:text-style-name="P8" svg:width="2.5cm" svg:height="0.5cm" svg:x="5.65cm" svg:y="3.66cm"><text:p text:style-name="P8">Leichtmetalle</text:p></draw:rect><draw:rect text:anchor-type="paragraph" draw:z-index="12" draw:style-name="gr1" draw:text-style-name="P8" svg:width="2.026cm" svg:height="0.5cm" svg:x="4.579cm" svg:y="2.66cm"><text:p text:style-name="P8">Guseisen</text:p></draw:rect><draw:rect text:anchor-type="paragraph" draw:z-index="11" draw:style-name="gr1" draw:text-style-name="P8" svg:width="2.026cm" svg:height="0.5cm" svg:x="2.316cm" svg:y="2.66cm"><text:p text:style-name="P8">Stahl</text:p></draw:rect><draw:rect text:anchor-type="paragraph" draw:z-index="10" draw:style-name="gr1" draw:text-style-name="P8" svg:width="2.001cm" svg:height="0.5cm" svg:x="0.03cm" svg:y="2.66cm"><text:p text:style-name="P8">Reineisen</text:p></draw:rect><draw:rect text:anchor-type="paragraph" draw:z-index="9" draw:style-name="gr1" draw:text-style-name="P8" svg:width="4.001cm" svg:height="0.5cm" svg:x="6.221cm" svg:y="0.661cm"><text:p text:style-name="P8">Nichteisenmetalle</text:p></draw:rect><draw:rect text:anchor-type="paragraph" draw:z-index="8" draw:style-name="gr1" draw:text-style-name="P8" svg:width="4.001cm" svg:height="0.5cm" svg:x="0.03cm" svg:y="0.661cm"><text:p text:style-name="P8">Eisenmetalle</text:p></draw:rect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2. Kunststoffe</text:p>
      <text:p text:style-name="P2"><draw:line text:anchor-type="paragraph" draw:z-index="28" draw:style-name="gr7" draw:text-style-name="P8" svg:x1="0.804cm" svg:y1="1.116cm" svg:x2="0.804cm" svg:y2="0.116cm"><text:p/></draw:line></text:p>
      <text:p text:style-name="P2"><draw:line text:anchor-type="paragraph" draw:z-index="37" draw:style-name="gr7" draw:text-style-name="P8" svg:x1="12.127cm" svg:y1="0.15cm" svg:x2="12.127cm" svg:y2="0.649cm"><text:p/></draw:line><draw:line text:anchor-type="paragraph" draw:z-index="36" draw:style-name="gr7" draw:text-style-name="P8" svg:x1="7.179cm" svg:y1="0.162cm" svg:x2="7.179cm" svg:y2="0.661cm"><text:p/></draw:line><draw:line text:anchor-type="paragraph" draw:z-index="29" draw:style-name="gr7" draw:text-style-name="P8" svg:x1="0.804cm" svg:y1="0.129cm" svg:x2="12.126cm" svg:y2="0.129cm"><text:p/></draw:line></text:p>
      <text:p text:style-name="P2"><draw:rect text:anchor-type="paragraph" draw:z-index="30" draw:style-name="gr8" draw:text-style-name="P8" svg:width="4.001cm" svg:height="0.5cm" svg:x="0.164cm" svg:y="0.175cm"><text:p text:style-name="P8">Thermoplaste</text:p></draw:rect><draw:rect text:anchor-type="paragraph" draw:z-index="31" draw:style-name="gr8" draw:text-style-name="P8" svg:width="4.001cm" svg:height="0.5cm" svg:x="5.165cm" svg:y="0.175cm"><text:p text:style-name="P8">Elaste</text:p></draw:rect><draw:rect text:anchor-type="paragraph" draw:z-index="34" draw:style-name="gr8" draw:text-style-name="P8" svg:width="4.001cm" svg:height="0.5cm" svg:x="10.165cm" svg:y="0.162cm"><text:p text:style-name="P8">Duroplaste</text:p></draw:rect></text:p>
      <text:p text:style-name="P2"><draw:rect text:anchor-type="paragraph" draw:z-index="35" draw:style-name="gr8" draw:text-style-name="P8" svg:width="4.001cm" svg:height="2.001cm" svg:x="10.16cm" svg:y="0.66cm"><text:p text:style-name="P8">engmaschig vernetzt</text:p><text:p text:style-name="P8">- nicht verformbar</text:p></draw:rect><draw:rect text:anchor-type="paragraph" draw:z-index="33" draw:style-name="gr8" draw:text-style-name="P8" svg:width="4.001cm" svg:height="2.001cm" svg:x="5.159cm" svg:y="0.66cm"><text:p text:style-name="P8">weitmaschig vernetzt</text:p><text:p text:style-name="P8">- elastisch</text:p><text:p text:style-name="P8">- nicht verformbar</text:p></draw:rect><draw:rect text:anchor-type="paragraph" draw:z-index="32" draw:style-name="gr8" draw:text-style-name="P9" svg:width="4.001cm" svg:height="2.001cm" svg:x="0.161cm" svg:y="0.66cm"><text:p text:style-name="P8">unvernetzt</text:p><text:p text:style-name="P8">- schmelzbar</text:p><text:p text:style-name="P8">- schweißbar</text:p><text:p text:style-name="P8">- warm umformbar</text:p></draw:rect></text:p>
      <text:p text:style-name="P2"/>
      <text:p text:style-name="P2"/>
      <text:p text:style-name="P2"/>
      <text:p text:style-name="P2"/>
      <text:p text:style-name="P2"/>
      <text:p text:style-name="P2"/>
      <text:p text:style-name="P3">2.1 Thermoplaste</text:p>
      <text:list xml:id="list509466158" text:style-name="L1">
        <text:list-item>
          <text:list>
            <text:list-item>
              <text:p text:style-name="P5">PVC Polyvinylchlorid</text:p>
              <text:list>
                <text:list-header>
                  <text:p text:style-name="P5">- farblos</text:p>
                  <text:p text:style-name="P5">- weich ↔ hart</text:p>
                  <text:p text:style-name="P5">- begrenz elastisch verformbar</text:p>
                  <text:p text:style-name="P5">- Schmelztemperatur ~ 80°C</text:p>
                </text:list-header>
              </text:list>
            </text:list-item>
            <text:list-item>
              <text:p text:style-name="P5">PE Polyethylen</text:p>
              <text:list>
                <text:list-header>
                  <text:p text:style-name="P5">- farblos</text:p>
                  <text:p text:style-name="P5">- weich ↔ hart</text:p>
                  <text:p text:style-name="P5">- begrenzt elastisch verformbar</text:p>
                  <text:p text:style-name="P5">- Schmelztemperatur ~ 95°C (PET ~ 115°C)</text:p>
                </text:list-header>
              </text:list>
            </text:list-item>
            <text:list-item>
              <text:p text:style-name="P5">PMMA Polyethylenmethacrylat (Acrylglas)</text:p>
              <text:list>
                <text:list-header>
                  <text:p text:style-name="P5">- farblos, glasklar</text:p>
                  <text:p text:style-name="P5">- Schmelztemperatur ~ 70°C</text:p>
                </text:list-header>
              </text:list>
            </text:list-item>
            <text:list-item>
              <text:p text:style-name="P5">PTFA Polytetrafluoracetat (Teflon)</text:p>
              <text:list>
                <text:list-header>
                  <text:p text:style-name="P5">- milchig-grau</text:p>
                  <text:p text:style-name="P5">- Schmelztemperatur ~ 120°C</text:p>
                </text:list-header>
              </text:list>
            </text:list-item>
          </text:list>
        </text:list-item>
      </text:list>
      <text:p text:style-name="P2"/>
      <text:p text:style-name="P2"/>
      <text:p text:style-name="P3"><text:soft-page-break/>2.2 Duroplasten</text:p>
      <text:list xml:id="list1566681889" text:style-name="L2">
        <text:list-item>
          <text:list>
            <text:list-item>
              <text:p text:style-name="P6">EP Epoxidharz</text:p>
              <text:list>
                <text:list-header>
                  <text:p text:style-name="P6">- gelb-braun</text:p>
                  <text:p text:style-name="P6">- Schmelztemperatur ~ 240-260°C</text:p>
                </text:list-header>
              </text:list>
            </text:list-item>
            <text:list-item>
              <text:p text:style-name="P6">PUR Polyurethanharz</text:p>
              <text:list>
                <text:list-header>
                  <text:p text:style-name="P6">- weiß</text:p>
                  <text:p text:style-name="P6">- weich ↔ hart, geschäumt</text:p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4T10:54:27</meta:creation-date>
    <dc:date>2013-12-02T12:23:32</dc:date>
    <meta:editing-duration>PT2H21M41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2" meta:paragraph-count="27" meta:word-count="102" meta:character-count="563" meta:non-whitespace-character-count="510"/>
  </office:meta>
</office:document-meta>
</file>